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2cm" fo:min-width="5.158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3.3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1.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36cm" fo:min-width="3.5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14cm" fo:min-width="4.52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8cm" svg:height="1.7cm" svg:x="1.6cm" svg:y="2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8cm" svg:height="1.7cm" svg:x="5.7cm" svg:y="5.2cm">
          <text:p text:style-name="P1">i=0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5cm" svg:height="3.6cm" svg:x="5.7cm" svg:y="8.3cm">
          <text:p text:style-name="P1">i&lt;=2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5.6cm" svg:y1="4cm" svg:x2="7.6cm" svg:y2="5.2cm" draw:start-shape="id1" draw:start-glue-point="8" draw:end-shape="id2" draw:end-glue-point="0" svg:d="M5600 4000l2000 1200" svg:viewBox="0 0 2001 1201">
          <text:p/>
        </draw:connector>
        <draw:connector draw:style-name="gr4" draw:text-style-name="P2" draw:layer="layout" draw:type="line" svg:x1="7.6cm" svg:y1="6.9cm" svg:x2="7.95cm" svg:y2="8.3cm" draw:start-shape="id2" draw:start-glue-point="2" draw:end-shape="id3" draw:end-glue-point="4" svg:d="M7600 6900l350 1400" svg:viewBox="0 0 351 1401">
          <text:p/>
        </draw:connector>
        <draw:custom-shape draw:style-name="gr5" draw:text-style-name="P1" xml:id="id4" draw:id="id4" draw:layer="layout" svg:width="6.4cm" svg:height="2.2cm" svg:x="2.3cm" svg:y="13cm">
          <text:p text:style-name="P1">Drukuj 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7.95cm" svg:y1="11.9cm" svg:x2="5.5cm" svg:y2="13cm" draw:start-shape="id3" draw:start-glue-point="6" draw:end-shape="id4" draw:end-glue-point="5" svg:d="M7950 11900l-2450 1100" svg:viewBox="0 0 2451 1101">
          <text:p text:style-name="P1">prawda</text:p>
        </draw:connector>
        <draw:custom-shape draw:style-name="gr2" draw:text-style-name="P1" xml:id="id5" draw:id="id5" draw:layer="layout" svg:width="3.8cm" svg:height="1.7cm" svg:x="4.3cm" svg:y="16.2cm">
          <text:p text:style-name="P1">i=i+2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4.7cm" svg:y1="15.2cm" svg:x2="6.2cm" svg:y2="16.2cm" draw:start-shape="id4" draw:start-glue-point="7" draw:end-shape="id5" draw:end-glue-point="0" svg:d="M4700 15200l1500 1000" svg:viewBox="0 0 1501 1001">
          <text:p/>
        </draw:connector>
        <draw:connector draw:style-name="gr4" draw:text-style-name="P2" xml:id="id6" draw:id="id6" draw:layer="layout" draw:type="line" svg:x1="8.1cm" svg:y1="17.05cm" svg:x2="8.1cm" svg:y2="17.05cm" draw:start-shape="id5" draw:end-shape="id5" draw:end-glue-point="1" svg:d="M8100 17050z" svg:viewBox="0 0 1 1">
          <text:p/>
        </draw:connector>
        <draw:connector draw:style-name="gr4" draw:text-style-name="P2" draw:layer="layout" svg:x1="8.1cm" svg:y1="17.05cm" svg:x2="7.95cm" svg:y2="8.3cm" draw:start-shape="id6" draw:start-glue-point="0" draw:end-shape="id3" draw:end-glue-point="4" svg:d="M8100 17050h2602v-9251h-2752v501" svg:viewBox="0 0 2753 9252">
          <text:p/>
        </draw:connector>
        <draw:custom-shape draw:style-name="gr7" draw:text-style-name="P1" xml:id="id7" draw:id="id7" draw:layer="layout" svg:width="7.1cm" svg:height="3.2cm" svg:x="6.2cm" svg:y="19.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0.2cm" svg:y1="10.1cm" svg:x2="9.75cm" svg:y2="19.2cm" draw:start-shape="id3" draw:start-glue-point="7" draw:end-shape="id7" svg:d="M10200 10100l-450 9100" svg:viewBox="0 0 451 9101">
          <text:p text:style-name="P1">Fałsz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30:06.983953077</meta:creation-date>
    <dc:date>2019-09-16T09:36:18.736297791</dc:date>
    <meta:editing-duration>PT6M12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